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0.74pt solid #000000" fo:background-color="#80808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808080" fo:border-left="0.74pt solid #000000" fo:border-right="none" fo:border-top="0.74pt solid #000000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353cm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04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fo:border-bottom="0.74pt solid #000000" fo:background-color="#808080" fo:border-left="none" fo:border-right="0.74pt solid #000000" fo:border-top="0.74pt solid #000000"/>
    </style:style>
    <style:style style:name="ce14" style:family="table-cell" style:parent-style-name="Default" style:data-style-name="N104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 style:data-style-name="N104">
      <style:table-cell-properties fo:border-bottom="0.74pt solid #000000" fo:background-color="#808080" fo:border-left="none" fo:border-right="0.74pt solid #000000" fo:border-top="0.74pt solid #000000"/>
    </style:style>
    <style:style style:name="ce1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start" fo:margin-left="0.353cm"/>
    </style:style>
    <style:style style:name="ce17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0.74pt solid #000000" fo:border-left="0.74pt solid #000000" fo:border-right="none" fo:border-top="0.74pt solid #000000"/>
    </style:style>
    <style:style style:name="ce19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1"/>
    <style:style style:name="ce21" style:family="table-cell" style:parent-style-name="Default" style:data-style-name="N104">
      <style:table-cell-properties fo:border="0.74pt solid #000000"/>
    </style:style>
    <style:style style:name="ce22" style:family="table-cell" style:parent-style-name="Default" style:data-style-name="N11">
      <style:table-cell-properties fo:border="0.74pt solid #000000"/>
    </style:style>
    <style:style style:name="ce23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 fo:margin-left="0cm"/>
    </style:style>
    <style:style style:name="ce24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25" style:family="table-cell" style:parent-style-name="Default" style:data-style-name="N104">
      <style:table-cell-properties fo:border="none"/>
    </style:style>
    <style:style style:name="ce26" style:family="table-cell" style:parent-style-name="Default" style:data-style-name="N104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3" office:value-type="string" calcext:value-type="string">
            <text:p>Valor(R$)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Investimento</text:p>
          </table:table-cell>
          <table:table-cell table:style-name="ce14" office:value-type="currency" office:currency="BRL" office:value="250000" calcext:value-type="currency">
            <text:p>R$ 250.000,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aluguel</text:p>
          </table:table-cell>
          <table:table-cell table:style-name="ce14" office:value-type="currency" office:currency="BRL" office:value="2300" calcext:value-type="currency">
            <text:p>R$ 2.300,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Valor médio Serviço</text:p>
          </table:table-cell>
          <table:table-cell table:style-name="ce14" office:value-type="currency" office:currency="BRL" office:value="1300" calcext:value-type="currency">
            <text:p>R$ 1.300,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ustos fixos (água+luz+telefone)</text:p>
          </table:table-cell>
          <table:table-cell table:style-name="ce14" office:value-type="currency" office:currency="BRL" office:value="2700" calcext:value-type="currency">
            <text:p>R$ 2.700,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usto equipamento</text:p>
          </table:table-cell>
          <table:table-cell table:style-name="ce14" office:value-type="currency" office:currency="BRL" office:value="170000" calcext:value-type="currency">
            <text:p>R$ 170.000,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5" table:formula="of:=[.B2]-([.B3]+[.B6]+[.B5])" office:value-type="currency" office:currency="BRL" office:value="75000" calcext:value-type="currency">
            <text:p>R$ 75.000,00</text:p>
          </table:table-cell>
          <table:table-cell table:number-columns-repeated="13"/>
        </table:table-row>
        <table:table-row table:style-name="ro1" table:number-rows-repeated="2">
          <table:table-cell table:style-name="ce4"/>
          <table:table-cell table:style-name="ce16"/>
          <table:table-cell table:number-columns-repeated="13"/>
        </table:table-row>
        <table:table-row table:style-name="ro1">
          <table:table-cell table:style-name="ce5" office:value-type="string" calcext:value-type="string">
            <text:p>Serviço Principa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revisão ao longo do tempo</text:p>
          </table:table-cell>
          <table:table-cell table:style-name="ce17" office:value-type="string" calcext:value-type="string">
            <text:p>M0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23" office:value-type="string" calcext:value-type="string">
            <text:p>M4</text:p>
          </table:table-cell>
          <table:table-cell table:style-name="ce23" office:value-type="string" calcext:value-type="string">
            <text:p>M5</text:p>
          </table:table-cell>
          <table:table-cell table:style-name="ce27" office:value-type="string" calcext:value-type="string">
            <text:p>M6</text:p>
          </table:table-cell>
          <table:table-cell table:style-name="ce27" office:value-type="string" calcext:value-type="string">
            <text:p>M7</text:p>
          </table:table-cell>
          <table:table-cell table:style-name="ce27" office:value-type="string" calcext:value-type="string">
            <text:p>M8</text:p>
          </table:table-cell>
          <table:table-cell table:style-name="ce27" office:value-type="string" calcext:value-type="string">
            <text:p>M9</text:p>
          </table:table-cell>
          <table:table-cell table:style-name="ce27" office:value-type="string" calcext:value-type="string">
            <text:p>M10</text:p>
          </table:table-cell>
          <table:table-cell table:style-name="ce27" office:value-type="string" calcext:value-type="string">
            <text:p>M11</text:p>
          </table:table-cell>
          <table:table-cell table:style-name="ce27" office:value-type="string" calcext:value-type="string">
            <text:p>M12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Entrada – Saída (lucro- custos)</text:p>
          </table:table-cell>
          <table:table-cell table:style-name="ce18" table:formula="of:=-[.B6]+[.B5]+[.B3]" office:value-type="currency" office:currency="BRL" office:value="-165000" calcext:value-type="currency">
            <text:p>-R$ 165.000,00</text:p>
          </table:table-cell>
          <table:table-cell table:style-name="ce24" table:formula="of:=([.B4]*10)-([.B3]+[.B5])" office:value-type="currency" office:currency="BRL" office:value="8000" calcext:value-type="currency">
            <text:p>R$ 8.000,00</text:p>
          </table:table-cell>
          <table:table-cell table:style-name="ce24" table:formula="of:=([.B4]*10)-([.B3]+[.B5])" office:value-type="currency" office:currency="BRL" office:value="8000" calcext:value-type="currency">
            <text:p>R$ 8.000,00</text:p>
          </table:table-cell>
          <table:table-cell table:style-name="ce24" table:formula="of:=([.B4]*10)-([.B3]+[.B5])" office:value-type="currency" office:currency="BRL" office:value="8000" calcext:value-type="currency">
            <text:p>R$ 8.000,00</text:p>
          </table:table-cell>
          <table:table-cell table:style-name="ce24" table:formula="of:=([.B4]*12)-([.B3]+[.B5])" office:value-type="currency" office:currency="BRL" office:value="10600" calcext:value-type="currency">
            <text:p>R$ 10.600,00</text:p>
          </table:table-cell>
          <table:table-cell table:style-name="ce24" table:formula="of:=([.B4]*12)-([.B3]+[.B5])" office:value-type="currency" office:currency="BRL" office:value="10600" calcext:value-type="currency">
            <text:p>R$ 10.600,00</text:p>
          </table:table-cell>
          <table:table-cell table:style-name="ce14" table:formula="of:=([.B4]*12)-([.B3]+[.B5])" office:value-type="currency" office:currency="BRL" office:value="10600" calcext:value-type="currency">
            <text:p>R$ 10.600,00</text:p>
          </table:table-cell>
          <table:table-cell table:style-name="ce14" table:formula="of:=([.B4]*15)-([.B3]+[.B5])" office:value-type="currency" office:currency="BRL" office:value="14500" calcext:value-type="currency">
            <text:p>R$ 14.500,00</text:p>
          </table:table-cell>
          <table:table-cell table:style-name="ce14" table:formula="of:=([.B4]*15)-([.B3]+[.B5])" office:value-type="currency" office:currency="BRL" office:value="14500" calcext:value-type="currency">
            <text:p>R$ 14.500,00</text:p>
          </table:table-cell>
          <table:table-cell table:style-name="ce14" table:formula="of:=([.B4]*15)-([.B3]+[.B5])" office:value-type="currency" office:currency="BRL" office:value="14500" calcext:value-type="currency">
            <text:p>R$ 14.500,00</text:p>
          </table:table-cell>
          <table:table-cell table:style-name="ce14" table:formula="of:=([.B4]*20)-([.B3]+[.B5])" office:value-type="currency" office:currency="BRL" office:value="21000" calcext:value-type="currency">
            <text:p>R$ 21.000,00</text:p>
          </table:table-cell>
          <table:table-cell table:style-name="ce14" table:formula="of:=([.B4]*20)-([.B3]+[.B5])" office:value-type="currency" office:currency="BRL" office:value="21000" calcext:value-type="currency">
            <text:p>R$ 21.000,00</text:p>
          </table:table-cell>
          <table:table-cell table:style-name="ce14" table:formula="of:=([.B4]*20)-([.B3]+[.B5])" office:value-type="currency" office:currency="BRL" office:value="21000" calcext:value-type="currency">
            <text:p>R$ 21.000,00</text:p>
          </table:table-cell>
          <table:table-cell table:style-name="ce21" table:formula="of:=SUM([.C12:.N13])" office:value-type="currency" office:currency="BRL" office:value="162300" calcext:value-type="currency">
            <text:p>R$ 162.300,00</text:p>
          </table:table-cell>
        </table:table-row>
        <table:table-row table:style-name="ro1">
          <table:table-cell table:style-name="ce6" table:number-columns-repeated="2"/>
          <table:table-cell table:style-name="ce25" table:number-columns-repeated="6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Serviço Secundário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Previsão de serviços</text:p>
          </table:table-cell>
          <table:table-cell table:style-name="ce19" office:value-type="string" calcext:value-type="string">
            <text:p>M0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M4</text:p>
          </table:table-cell>
          <table:table-cell table:style-name="ce19" office:value-type="string" calcext:value-type="string">
            <text:p>M5</text:p>
          </table:table-cell>
          <table:table-cell table:style-name="ce19" office:value-type="string" calcext:value-type="string">
            <text:p>M6</text:p>
          </table:table-cell>
          <table:table-cell table:style-name="ce19" office:value-type="string" calcext:value-type="string">
            <text:p>M7</text:p>
          </table:table-cell>
          <table:table-cell table:style-name="ce19" office:value-type="string" calcext:value-type="string">
            <text:p>M8</text:p>
          </table:table-cell>
          <table:table-cell table:style-name="ce19" office:value-type="string" calcext:value-type="string">
            <text:p>M9</text:p>
          </table:table-cell>
          <table:table-cell table:style-name="ce19" office:value-type="string" calcext:value-type="string">
            <text:p>M10</text:p>
          </table:table-cell>
          <table:table-cell table:style-name="ce19" office:value-type="string" calcext:value-type="string">
            <text:p>M11</text:p>
          </table:table-cell>
          <table:table-cell table:style-name="ce19" office:value-type="string" calcext:value-type="string">
            <text:p>M12</text:p>
          </table:table-cell>
          <table:table-cell table:style-name="ce28" office:value-type="string" calcext:value-type="string">
            <text:p>TOTAL</text:p>
          </table:table-cell>
        </table:table-row>
        <table:table-row table:style-name="ro1">
          <table:table-cell table:style-name="ce8" office:value-type="string" calcext:value-type="string">
            <text:p>Previsão em R$ (valor em substituições de peças)</text:p>
          </table:table-cell>
          <table:table-cell table:style-name="ce8"/>
          <table:table-cell table:number-columns-repeated="12" table:style-name="ce8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8" office:value-type="string" calcext:value-type="string">
            <text:p>mão de Obra (5%)</text:p>
          </table:table-cell>
          <table:table-cell table:style-name="ce8"/>
          <table:table-cell table:style-name="ce8" table:formula="of:=[.C17]*[.B21]" office:value-type="float" office:value="350" calcext:value-type="float">
            <text:p>350</text:p>
          </table:table-cell>
          <table:table-cell table:style-name="ce8" table:formula="of:=[.D17]*[.B21]" office:value-type="float" office:value="350" calcext:value-type="float">
            <text:p>350</text:p>
          </table:table-cell>
          <table:table-cell table:style-name="ce8" table:formula="of:=[.E17]*[.B21]" office:value-type="float" office:value="350" calcext:value-type="float">
            <text:p>350</text:p>
          </table:table-cell>
          <table:table-cell table:style-name="ce8" table:formula="of:=[.F17]*[.B21]" office:value-type="float" office:value="350" calcext:value-type="float">
            <text:p>350</text:p>
          </table:table-cell>
          <table:table-cell table:style-name="ce8" table:formula="of:=[.G17]*[.B21]" office:value-type="float" office:value="350" calcext:value-type="float">
            <text:p>350</text:p>
          </table:table-cell>
          <table:table-cell table:style-name="ce8" table:formula="of:=[.H17]*[.B21]" office:value-type="float" office:value="350" calcext:value-type="float">
            <text:p>350</text:p>
          </table:table-cell>
          <table:table-cell table:style-name="ce8" table:formula="of:=[.I17]*[.B21]" office:value-type="float" office:value="350" calcext:value-type="float">
            <text:p>350</text:p>
          </table:table-cell>
          <table:table-cell table:style-name="ce8" table:formula="of:=[.J17]*[.B21]" office:value-type="float" office:value="350" calcext:value-type="float">
            <text:p>350</text:p>
          </table:table-cell>
          <table:table-cell table:style-name="ce8" table:formula="of:=[.K17]*[.B21]" office:value-type="float" office:value="350" calcext:value-type="float">
            <text:p>350</text:p>
          </table:table-cell>
          <table:table-cell table:style-name="ce8" table:formula="of:=[.L17]*[.B21]" office:value-type="float" office:value="350" calcext:value-type="float">
            <text:p>350</text:p>
          </table:table-cell>
          <table:table-cell table:style-name="ce8" table:formula="of:=[.M17]*[.B21]" office:value-type="float" office:value="350" calcext:value-type="float">
            <text:p>350</text:p>
          </table:table-cell>
          <table:table-cell table:style-name="ce8" table:formula="of:=[.N17]*[.B21]" office:value-type="float" office:value="350" calcext:value-type="float">
            <text:p>350</text:p>
          </table:table-cell>
          <table:table-cell/>
        </table:table-row>
        <table:table-row table:style-name="ro1">
          <table:table-cell table:style-name="ce8" office:value-type="string" calcext:value-type="string">
            <text:p>Total(peças + mão de obra)</text:p>
          </table:table-cell>
          <table:table-cell table:style-name="ce8"/>
          <table:table-cell table:style-name="ce8" table:formula="of:=[.C18]+[.C17]" office:value-type="float" office:value="7350" calcext:value-type="float">
            <text:p>7350</text:p>
          </table:table-cell>
          <table:table-cell table:style-name="ce8" table:formula="of:=[.D18]+[.D17]" office:value-type="float" office:value="7350" calcext:value-type="float">
            <text:p>7350</text:p>
          </table:table-cell>
          <table:table-cell table:style-name="ce8" table:formula="of:=[.E18]+[.E17]" office:value-type="float" office:value="7350" calcext:value-type="float">
            <text:p>7350</text:p>
          </table:table-cell>
          <table:table-cell table:style-name="ce8" table:formula="of:=[.F18]+[.F17]" office:value-type="float" office:value="7350" calcext:value-type="float">
            <text:p>7350</text:p>
          </table:table-cell>
          <table:table-cell table:style-name="ce8" table:formula="of:=[.G18]+[.G17]" office:value-type="float" office:value="7350" calcext:value-type="float">
            <text:p>7350</text:p>
          </table:table-cell>
          <table:table-cell table:style-name="ce8" table:formula="of:=[.H18]+[.H17]" office:value-type="float" office:value="7350" calcext:value-type="float">
            <text:p>7350</text:p>
          </table:table-cell>
          <table:table-cell table:style-name="ce8" table:formula="of:=[.I18]+[.I17]" office:value-type="float" office:value="7350" calcext:value-type="float">
            <text:p>7350</text:p>
          </table:table-cell>
          <table:table-cell table:style-name="ce8" table:formula="of:=[.J18]+[.J17]" office:value-type="float" office:value="7350" calcext:value-type="float">
            <text:p>7350</text:p>
          </table:table-cell>
          <table:table-cell table:style-name="ce8" table:formula="of:=[.K18]+[.K17]" office:value-type="float" office:value="7350" calcext:value-type="float">
            <text:p>7350</text:p>
          </table:table-cell>
          <table:table-cell table:style-name="ce8" table:formula="of:=[.L18]+[.L17]" office:value-type="float" office:value="7350" calcext:value-type="float">
            <text:p>7350</text:p>
          </table:table-cell>
          <table:table-cell table:style-name="ce8" table:formula="of:=[.M18]+[.M17]" office:value-type="float" office:value="7350" calcext:value-type="float">
            <text:p>7350</text:p>
          </table:table-cell>
          <table:table-cell table:style-name="ce8" table:formula="of:=[.N18]+[.N17]" office:value-type="float" office:value="7350" calcext:value-type="float">
            <text:p>7350</text:p>
          </table:table-cell>
          <table:table-cell table:style-name="ce29" table:formula="of:=SUM([.C19:.N19])" office:value-type="currency" office:currency="BRL" office:value="88200" calcext:value-type="currency">
            <text:p>R$ 88.200,00</text:p>
          </table:table-cell>
        </table:table-row>
        <table:table-row table:style-name="ro1">
          <table:table-cell/>
          <table:table-cell table:style-name="ce20"/>
          <table:table-cell table:number-columns-repeated="13"/>
        </table:table-row>
        <table:table-row table:style-name="ro1">
          <table:table-cell table:style-name="ce9" office:value-type="string" calcext:value-type="string">
            <text:p>mão de Obra</text:p>
          </table:table-cell>
          <table:table-cell table:style-name="ce20" office:value-type="percentage" office:value="0.05" calcext:value-type="percentage">
            <text:p>5,00%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lucro total Mês (E/S + Total)</text:p>
          </table:table-cell>
          <table:table-cell table:style-name="ce19" office:value-type="string" calcext:value-type="string">
            <text:p>M0</text:p>
          </table:table-cell>
          <table:table-cell table:style-name="ce26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M4</text:p>
          </table:table-cell>
          <table:table-cell table:style-name="ce19" office:value-type="string" calcext:value-type="string">
            <text:p>M5</text:p>
          </table:table-cell>
          <table:table-cell table:style-name="ce19" office:value-type="string" calcext:value-type="string">
            <text:p>M6</text:p>
          </table:table-cell>
          <table:table-cell table:style-name="ce19" office:value-type="string" calcext:value-type="string">
            <text:p>M7</text:p>
          </table:table-cell>
          <table:table-cell table:style-name="ce19" office:value-type="string" calcext:value-type="string">
            <text:p>M8</text:p>
          </table:table-cell>
          <table:table-cell table:style-name="ce19" office:value-type="string" calcext:value-type="string">
            <text:p>M9</text:p>
          </table:table-cell>
          <table:table-cell table:style-name="ce19" office:value-type="string" calcext:value-type="string">
            <text:p>M10</text:p>
          </table:table-cell>
          <table:table-cell table:style-name="ce19" office:value-type="string" calcext:value-type="string">
            <text:p>M11</text:p>
          </table:table-cell>
          <table:table-cell table:style-name="ce19" office:value-type="string" calcext:value-type="string">
            <text:p>M12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table:style-name="ce8" office:value-type="string" calcext:value-type="string">
            <text:p>Total (R$)</text:p>
          </table:table-cell>
          <table:table-cell table:style-name="ce21" table:formula="of:=-[.B6]+[.B5]+[.B3]" office:value-type="currency" office:currency="BRL" office:value="-165000" calcext:value-type="currency">
            <text:p>-R$ 165.000,00</text:p>
          </table:table-cell>
          <table:table-cell table:style-name="ce21" table:formula="of:=[.C19]+[.C12]" office:value-type="currency" office:currency="BRL" office:value="15350" calcext:value-type="currency">
            <text:p>R$ 15.350,00</text:p>
          </table:table-cell>
          <table:table-cell table:style-name="ce21" table:formula="of:=[.D19]+[.D12]" office:value-type="currency" office:currency="BRL" office:value="15350" calcext:value-type="currency">
            <text:p>R$ 15.350,00</text:p>
          </table:table-cell>
          <table:table-cell table:style-name="ce21" table:formula="of:=[.E19]+[.E12]" office:value-type="currency" office:currency="BRL" office:value="15350" calcext:value-type="currency">
            <text:p>R$ 15.350,00</text:p>
          </table:table-cell>
          <table:table-cell table:style-name="ce21" table:formula="of:=[.F19]+[.F12]" office:value-type="currency" office:currency="BRL" office:value="17950" calcext:value-type="currency">
            <text:p>R$ 17.950,00</text:p>
          </table:table-cell>
          <table:table-cell table:style-name="ce21" table:formula="of:=[.G19]+[.G12]" office:value-type="currency" office:currency="BRL" office:value="17950" calcext:value-type="currency">
            <text:p>R$ 17.950,00</text:p>
          </table:table-cell>
          <table:table-cell table:style-name="ce21" table:formula="of:=[.H19]+[.H12]" office:value-type="currency" office:currency="BRL" office:value="17950" calcext:value-type="currency">
            <text:p>R$ 17.950,00</text:p>
          </table:table-cell>
          <table:table-cell table:style-name="ce21" table:formula="of:=[.I19]+[.I12]" office:value-type="currency" office:currency="BRL" office:value="21850" calcext:value-type="currency">
            <text:p>R$ 21.850,00</text:p>
          </table:table-cell>
          <table:table-cell table:style-name="ce21" table:formula="of:=[.J19]+[.J12]" office:value-type="currency" office:currency="BRL" office:value="21850" calcext:value-type="currency">
            <text:p>R$ 21.850,00</text:p>
          </table:table-cell>
          <table:table-cell table:style-name="ce21" table:formula="of:=[.K19]+[.K12]" office:value-type="currency" office:currency="BRL" office:value="21850" calcext:value-type="currency">
            <text:p>R$ 21.850,00</text:p>
          </table:table-cell>
          <table:table-cell table:style-name="ce21" table:formula="of:=[.L19]+[.L12]" office:value-type="currency" office:currency="BRL" office:value="28350" calcext:value-type="currency">
            <text:p>R$ 28.350,00</text:p>
          </table:table-cell>
          <table:table-cell table:style-name="ce21" table:formula="of:=[.M19]+[.M12]" office:value-type="currency" office:currency="BRL" office:value="28350" calcext:value-type="currency">
            <text:p>R$ 28.350,00</text:p>
          </table:table-cell>
          <table:table-cell table:style-name="ce21" table:formula="of:=[.N19]+[.N12]" office:value-type="currency" office:currency="BRL" office:value="28350" calcext:value-type="currency">
            <text:p>R$ 28.350,00</text:p>
          </table:table-cell>
          <table:table-cell table:style-name="ce21" table:formula="of:=SUM([.C25:.N25])" office:value-type="currency" office:currency="BRL" office:value="250500" calcext:value-type="currency">
            <text:p>R$ 250.500,00</text:p>
          </table:table-cell>
        </table:table-row>
        <table:table-row table:style-name="ro1">
          <table:table-cell table:style-name="ce8" office:value-type="string" calcext:value-type="string">
            <text:p>Caixa Total (caixa + lucro Total)</text:p>
          </table:table-cell>
          <table:table-cell table:style-name="ce21" table:formula="of:=[.B7]" office:value-type="currency" office:currency="BRL" office:value="75000" calcext:value-type="currency">
            <text:p>R$ 75.000,00</text:p>
          </table:table-cell>
          <table:table-cell table:style-name="ce21" table:formula="of:=[.B26]+[.C25]" office:value-type="currency" office:currency="BRL" office:value="90350" calcext:value-type="currency">
            <text:p>R$ 90.350,00</text:p>
          </table:table-cell>
          <table:table-cell table:style-name="ce21" table:formula="of:=[.C26]+[.D25]" office:value-type="currency" office:currency="BRL" office:value="105700" calcext:value-type="currency">
            <text:p>R$ 105.700,00</text:p>
          </table:table-cell>
          <table:table-cell table:style-name="ce21" table:formula="of:=[.D26]+[.E25]" office:value-type="currency" office:currency="BRL" office:value="121050" calcext:value-type="currency">
            <text:p>R$ 121.050,00</text:p>
          </table:table-cell>
          <table:table-cell table:style-name="ce21" table:formula="of:=[.E26]+[.F25]" office:value-type="currency" office:currency="BRL" office:value="139000" calcext:value-type="currency">
            <text:p>R$ 139.000,00</text:p>
          </table:table-cell>
          <table:table-cell table:style-name="ce21" table:formula="of:=[.F26]+[.G25]" office:value-type="currency" office:currency="BRL" office:value="156950" calcext:value-type="currency">
            <text:p>R$ 156.950,00</text:p>
          </table:table-cell>
          <table:table-cell table:style-name="ce21" table:formula="of:=[.G26]+[.H25]" office:value-type="currency" office:currency="BRL" office:value="174900" calcext:value-type="currency">
            <text:p>R$ 174.900,00</text:p>
          </table:table-cell>
          <table:table-cell table:style-name="ce21" table:formula="of:=[.H26]+[.I25]" office:value-type="currency" office:currency="BRL" office:value="196750" calcext:value-type="currency">
            <text:p>R$ 196.750,00</text:p>
          </table:table-cell>
          <table:table-cell table:style-name="ce21" table:formula="of:=[.I26]+[.J25]" office:value-type="currency" office:currency="BRL" office:value="218600" calcext:value-type="currency">
            <text:p>R$ 218.600,00</text:p>
          </table:table-cell>
          <table:table-cell table:style-name="ce21" table:formula="of:=[.J26]+[.K25]" office:value-type="currency" office:currency="BRL" office:value="240450" calcext:value-type="currency">
            <text:p>R$ 240.450,00</text:p>
          </table:table-cell>
          <table:table-cell table:style-name="ce21" table:formula="of:=[.K26]+[.L25]" office:value-type="currency" office:currency="BRL" office:value="268800" calcext:value-type="currency">
            <text:p>R$ 268.800,00</text:p>
          </table:table-cell>
          <table:table-cell table:style-name="ce21" table:formula="of:=[.L26]+[.M25]" office:value-type="currency" office:currency="BRL" office:value="297150" calcext:value-type="currency">
            <text:p>R$ 297.150,00</text:p>
          </table:table-cell>
          <table:table-cell table:style-name="ce21" table:formula="of:=[.M26]+[.N25]" office:value-type="currency" office:currency="BRL" office:value="325500" calcext:value-type="currency">
            <text:p>R$ 325.500,00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Descontado</text:p>
          </table:table-cell>
          <table:table-cell table:style-name="ce8"/>
          <table:table-cell table:style-name="ce21" table:formula="of:=[.C25]/(1+0.0083)^1" office:value-type="currency" office:currency="BRL" office:value="15223.6437568184" calcext:value-type="currency">
            <text:p>R$ 15.223,64</text:p>
          </table:table-cell>
          <table:table-cell table:style-name="ce21" table:formula="of:=[.D25]/(1+0.0083)^2" office:value-type="currency" office:currency="BRL" office:value="15098.3276374278" calcext:value-type="currency">
            <text:p>R$ 15.098,33</text:p>
          </table:table-cell>
          <table:table-cell table:style-name="ce21" table:formula="of:=[.E25]/(1+0.0083)^3" office:value-type="currency" office:currency="BRL" office:value="14974.0430798649" calcext:value-type="currency">
            <text:p>R$ 14.974,04</text:p>
          </table:table-cell>
          <table:table-cell table:style-name="ce21" table:formula="of:=[.F25]/(1+0.0083)^4" office:value-type="currency" office:currency="BRL" office:value="17366.223425928" calcext:value-type="currency">
            <text:p>R$ 17.366,22</text:p>
          </table:table-cell>
          <table:table-cell table:style-name="ce21" table:formula="of:=[.G25]/(1+0.0083)^5" office:value-type="currency" office:currency="BRL" office:value="17223.2702825825" calcext:value-type="currency">
            <text:p>R$ 17.223,27</text:p>
          </table:table-cell>
          <table:table-cell table:style-name="ce21" table:formula="of:=[.H25]/(1+0.0083)^6" office:value-type="currency" office:currency="BRL" office:value="17081.4938833507" calcext:value-type="currency">
            <text:p>R$ 17.081,49</text:p>
          </table:table-cell>
          <table:table-cell table:style-name="ce21" table:formula="of:=[.I25]/(1+0.0083)^7" office:value-type="currency" office:currency="BRL" office:value="20621.6338292569" calcext:value-type="currency">
            <text:p>R$ 20.621,63</text:p>
          </table:table-cell>
          <table:table-cell table:style-name="ce21" table:formula="of:=[.J25]/(1+0.0083)^8" office:value-type="currency" office:currency="BRL" office:value="20451.8831987076" calcext:value-type="currency">
            <text:p>R$ 20.451,88</text:p>
          </table:table-cell>
          <table:table-cell table:style-name="ce21" table:formula="of:=[.K25]/(1+0.0083)^9" office:value-type="currency" office:currency="BRL" office:value="20283.5299005332" calcext:value-type="currency">
            <text:p>R$ 20.283,53</text:p>
          </table:table-cell>
          <table:table-cell table:style-name="ce21" table:formula="of:=[.L25]/(1+0.0083)^10" office:value-type="currency" office:currency="BRL" office:value="26100.89450604" calcext:value-type="currency">
            <text:p>R$ 26.100,89</text:p>
          </table:table-cell>
          <table:table-cell table:style-name="ce21" table:formula="of:=[.M25]/(1+0.0083)^11" office:value-type="currency" office:currency="BRL" office:value="25886.040370961" calcext:value-type="currency">
            <text:p>R$ 25.886,04</text:p>
          </table:table-cell>
          <table:table-cell table:style-name="ce21" table:formula="of:=[.N25]/(1+0.0083)^12" office:value-type="currency" office:currency="BRL" office:value="25672.9548457413" calcext:value-type="currency">
            <text:p>R$ 25.672,95</text:p>
          </table:table-cell>
          <table:table-cell table:style-name="ce21" table:formula="of:=SUM([.C27:.N27])" office:value-type="currency" office:currency="BRL" office:value="235983.938717212" calcext:value-type="currency">
            <text:p>R$ 235.983,9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axa</text:p>
          </table:table-cell>
          <table:table-cell table:style-name="ce22" office:value-type="percentage" office:value="0.0083" calcext:value-type="percentage">
            <text:p>0,83%</text:p>
          </table:table-cell>
          <table:table-cell table:style-name="ce8"/>
          <table:table-cell table:number-columns-repeated="12"/>
        </table:table-row>
        <table:table-row table:style-name="ro1">
          <table:table-cell table:style-name="ce10" office:value-type="string" calcext:value-type="string">
            <text:p>TIR</text:p>
          </table:table-cell>
          <table:table-cell table:style-name="ce22" table:formula="of:=IRR([.B25:.N25])" office:value-type="percentage" office:value="0.0622817712474534" calcext:value-type="percentage">
            <text:p>6,23%</text:p>
          </table:table-cell>
          <table:table-cell table:style-name="ce8"/>
          <table:table-cell table:number-columns-repeated="12"/>
        </table:table-row>
        <table:table-row table:style-name="ro1">
          <table:table-cell table:style-name="ce11" office:value-type="string" calcext:value-type="string">
            <text:p>VPL</text:p>
          </table:table-cell>
          <table:table-cell table:style-name="ce21" table:formula="of:=NPV([.B30];[.C25:.N25])+[.B25]" office:value-type="currency" office:currency="BRL" office:value="70983.9387172123" calcext:value-type="currency">
            <text:p>R$ 70.983,94</text:p>
          </table:table-cell>
          <table:table-cell table:style-name="ce8"/>
          <table:table-cell table:number-columns-repeated="12"/>
        </table:table-row>
        <table:table-row table:style-name="ro1">
          <table:table-cell table:style-name="ce11"/>
          <table:table-cell table:style-name="ce21"/>
          <table:table-cell table:style-name="ce8"/>
          <table:table-cell table:number-columns-repeated="12"/>
        </table:table-row>
        <table:table-row table:style-name="ro1">
          <table:table-cell table:style-name="ce10"/>
          <table:table-cell table:style-name="ce10" office:value-type="string" calcext:value-type="string">
            <text:p>Simples</text:p>
          </table:table-cell>
          <table:table-cell table:style-name="ce10" office:value-type="string" calcext:value-type="string">
            <text:p>Descontado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IBC</text:p>
          </table:table-cell>
          <table:table-cell table:style-name="ce21" table:formula="of:=[.O25]/ABS([.B25])" office:value-type="currency" office:currency="BRL" office:value="1.51818181818182" calcext:value-type="currency">
            <text:p>R$ 1,52</text:p>
          </table:table-cell>
          <table:table-cell table:style-name="ce21" table:formula="of:=[.O27]/ABS([.B25])" office:value-type="currency" office:currency="BRL" office:value="1.43020568919523" calcext:value-type="currency">
            <text:p>R$ 1,4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PB</text:p>
          </table:table-cell>
          <table:table-cell table:style-name="ce8" table:formula="of:=8+((-[.B25]-[.C25]-[.D25]-[.E25]-[.F25]-[.G25]-[.H25]-[.I25]-[.J25])/[.K25])" office:value-type="float" office:value="8.97940503432494" calcext:value-type="float">
            <text:p>8,97940503432494</text:p>
          </table:table-cell>
          <table:table-cell table:style-name="ce8" table:formula="of:=9+((-[.B25]-[.C27]-[.D27]-[.E27]-[.F27]-[.G27]-[.H27]-[.I27]-[.J27]-[.K27])/[.L27])" office:value-type="float" office:value="9.25577479744938" calcext:value-type="float">
            <text:p>9,25577479744938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2" office:value-type="string" calcext:value-type="string">
            <text:p>TIR mostra que é viável Pois esta 6,23% acima da taxa de atratividade que é de 0,83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PL mostra que tem retorno de capital investido mais sobra de R$ 70,983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BC mostra viável pois para cara R$ 1.00 investido tem um retorno de R$1,52 e com desconto tem um retorno de R$ 1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 Mostra que retorno sera em 8 meses e 29 dias e descontado sera em 9 meses e 8 dia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3T19:22:24.261000000</meta:creation-date>
    <dc:date>2023-06-13T21:25:07.285000000</dc:date>
    <meta:editing-duration>PT5M11S</meta:editing-duration>
    <meta:editing-cycles>1</meta:editing-cycles>
    <meta:document-statistic meta:table-count="1" meta:cell-count="179" meta:object-count="0"/>
    <meta:generator>LibreOffice/7.3.7.2$Windows_X86_64 LibreOffice_project/e114eadc50a9ff8d8c8a0567d6da8f454beeb84f</meta:generator>
  </office:meta>
</office:document-meta>
</file>